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1.6866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0000ff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8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5</text:p>
          </table:table-cell>
          <table:table-cell office:value-type="string">
            <text:p>“It's the police lieutenant, Haynes.”</text:p>
          </table:table-cell>
          <table:table-cell table:formula="of:=LEFT([.C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0</text:p>
          </table:table-cell>
          <table:table-cell office:value-type="string">
            <text:p>“There's no dirt on his shoes. That's how we know he was dragged to this location.”</text:p>
          </table:table-cell>
          <table:table-cell table:formula="of:=LEFT([.C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formula="of:=LEFT([.C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1</text:p>
          </table:table-cell>
          <table:table-cell office:value-type="string">
            <text:p>“Maybe.”</text:p>
          </table:table-cell>
          <table:table-cell table:formula="of:=LEFT([.C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For some reason they feel really heavy.”</text:p>
          </table:table-cell>
          <table:table-cell table:formula="of:=LEFT([.C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2</text:p>
          </table:table-cell>
          <table:table-cell office:value-type="string">
            <text:p>“There's something hidden inside the heel.”</text:p>
          </table:table-cell>
          <table:table-cell table:formula="of:=LEFT([.C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formula="of:=LEFT([.C1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formula="of:=LEFT([.C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formula="of:=LEFT([.C1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formula="of:=LEFT([.C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formula="of:=LEFT([.C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5</text:p>
          </table:table-cell>
          <table:table-cell office:value-type="string">
            <text:p>“Hm...”</text:p>
          </table:table-cell>
          <table:table-cell table:formula="of:=LEFT([.C2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6</text:p>
          </table:table-cell>
          <table:table-cell office:value-type="string">
            <text:p>“Brick.”</text:p>
          </table:table-cell>
          <table:table-cell table:formula="of:=LEFT([.C2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2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72</text:p>
          </table:table-cell>
          <table:table-cell office:value-type="string">
            <text:p>“Nice badge.”</text:p>
          </table:table-cell>
          <table:table-cell table:formula="of:=LEFT([.C2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>
            <text:p>HAYN27</text:p>
          </table:table-cell>
          <table:table-cell office:value-type="string">
            <text:p>“Cool revolver.”</text:p>
          </table:table-cell>
          <table:table-cell table:formula="of:=LEFT([.C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formula="of:=LEFT([.C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formula="of:=LEFT([.C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formula="of:=LEFT([.C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formula="of:=LEFT([.C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formula="of:=LEFT([.C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formula="of:=LEFT([.C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formula="of:=LEFT([.C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formula="of:=LEFT([.C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formula="of:=LEFT([.C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formula="of:=LEFT([.C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formula="of:=LEFT([.C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formula="of:=LEFT([.C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formula="of:=LEFT([.C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formula="of:=LEFT([.C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formula="of:=LEFT([.C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15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formula="of:=LEFT([.C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formula="of:=LEFT([.C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formula="of:=LEFT([.C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formula="of:=LEFT([.C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formula="of:=LEFT([.C5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formula="of:=LEFT([.C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/>
          <table:covered-table-cell table:formula="of:=LEFT([.C6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formula="of:=LEFT([.C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formula="of:=LEFT([.C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formula="of:=LEFT([.C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formula="of:=LEFT([.C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formula="of:=LEFT([.C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formula="of:=LEFT([.C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formula="of:=LEFT([.C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formula="of:=LEFT([.C7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formula="of:=LEFT([.C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formula="of:=LEFT([.C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formula="of:=LEFT([.C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formula="of:=LEFT([.C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formula="of:=LEFT([.C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formula="of:=LEFT([.C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15" office:value-type="string">
            <text:p>*nothing, just a game over*</text:p>
          </table:table-cell>
          <table:table-cell table:style-name="ce2"/>
          <table:table-cell table:formula="of:=LEFT([.C79]; 4)" office:value-type="string" office:string-value="*not">
            <text:p>*not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formula="of:=LEFT([.C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/>
          <table:covered-table-cell table:formula="of:=LEFT([.C8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formula="of:=LEFT([.C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formula="of:=LEFT([.C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formula="of:=LEFT([.C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formula="of:=LEFT([.C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formula="of:=LEFT([.C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formula="of:=LEFT([.C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formula="of:=LEFT([.C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formula="of:=LEFT([.C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formula="of:=LEFT([.C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formula="of:=LEFT([.C9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formula="of:=LEFT([.C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formula="of:=LEFT([.C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formula="of:=LEFT([.C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formula="of:=LEFT([.C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formula="of:=LEFT([.C1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formula="of:=LEFT([.C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formula="of:=LEFT([.C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formula="of:=LEFT([.C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formula="of:=LEFT([.C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formula="of:=LEFT([.C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formula="of:=LEFT([.C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formula="of:=LEFT([.C1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formula="of:=LEFT([.C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What if I take you out to dinner? Then would you tell me?”</text:p>
          </table:table-cell>
          <table:table-cell table:formula="of:=LEFT([.C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Sorry. I don't eat where I shit.”</text:p>
          </table:table-cell>
          <table:table-cell table:formula="of:=LEFT([.C1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formula="of:=LEFT([.C1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formula="of:=LEFT([.C11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formula="of:=LEFT([.C1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formula="of:=LEFT([.C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formula="of:=LEFT([.C11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formula="of:=LEFT([.C11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1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formula="of:=LEFT([.C1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formula="of:=LEFT([.C12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formula="of:=LEFT([.C12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formula="of:=LEFT([.C12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formula="of:=LEFT([.C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formula="of:=LEFT([.C12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/>
          <table:table-cell/>
          <table:table-cell table:formula="of:=LEFT([.C1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2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formula="of:=LEFT([.C1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formula="of:=LEFT([.C13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formula="of:=LEFT([.C13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formula="of:=LEFT([.C1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formula="of:=LEFT([.C13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formula="of:=LEFT([.C1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formula="of:=LEFT([.C13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formula="of:=LEFT([.C1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formula="of:=LEFT([.C1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formula="of:=LEFT([.C14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formula="of:=LEFT([.C1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formula="of:=LEFT([.C1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formula="of:=LEFT([.C1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formula="of:=LEFT([.C1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15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formula="of:=LEFT([.C1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formula="of:=LEFT([.C1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5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/>
          <table:covered-table-cell table:formula="of:=LEFT([.C15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formula="of:=LEFT([.C15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formula="of:=LEFT([.C157]; 4)" office:value-type="string" office:string-value="LIAR">
            <text:p>LI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formula="of:=LEFT([.C1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formula="of:=LEFT([.C1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formula="of:=LEFT([.C1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formula="of:=LEFT([.C1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formula="of:=LEFT([.C1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formula="of:=LEFT([.C1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formula="of:=LEFT([.C1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formula="of:=LEFT([.C1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formula="of:=LEFT([.C16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6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formula="of:=LEFT([.C1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formula="of:=LEFT([.C1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formula="of:=LEFT([.C17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formula="of:=LEFT([.C1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formula="of:=LEFT([.C1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formula="of:=LEFT([.C17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formula="of:=LEFT([.C1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formula="of:=LEFT([.C17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7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formula="of:=LEFT([.C1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formula="of:=LEFT([.C18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formula="of:=LEFT([.C1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formula="of:=LEFT([.C18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formula="of:=LEFT([.C1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formula="of:=LEFT([.C1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formula="of:=LEFT([.C1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formula="of:=LEFT([.C18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formula="of:=LEFT([.C1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formula="of:=LEFT([.C1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formula="of:=LEFT([.C1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formula="of:=LEFT([.C19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formula="of:=LEFT([.C19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formula="of:=LEFT([.C1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formula="of:=LEFT([.C1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formula="of:=LEFT([.C1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formula="of:=LEFT([.C19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formula="of:=LEFT([.C19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formula="of:=LEFT([.C2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/>
          <table:covered-table-cell table:formula="of:=LEFT([.C20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formula="of:=LEFT([.C2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formula="of:=LEFT([.C20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formula="of:=LEFT([.C2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formula="of:=LEFT([.C2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formula="of:=LEFT([.C2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formula="of:=LEFT([.C2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formula="of:=LEFT([.C20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formula="of:=LEFT([.C2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formula="of:=LEFT([.C2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formula="of:=LEFT([.C21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formula="of:=LEFT([.C2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formula="of:=LEFT([.C2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formula="of:=LEFT([.C2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formula="of:=LEFT([.C2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formula="of:=LEFT([.C2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formula="of:=LEFT([.C2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formula="of:=LEFT([.C2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formula="of:=LEFT([.C2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formula="of:=LEFT([.C2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2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/>
          <table:covered-table-cell table:formula="of:=LEFT([.C22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formula="of:=LEFT([.C23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formula="of:=LEFT([.C231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formula="of:=LEFT([.C23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formula="of:=LEFT([.C2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formula="of:=LEFT([.C23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formula="of:=LEFT([.C2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formula="of:=LEFT([.C2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formula="of:=LEFT([.C2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formula="of:=LEFT([.C2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formula="of:=LEFT([.C2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formula="of:=LEFT([.C2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formula="of:=LEFT([.C24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formula="of:=LEFT([.C2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formula="of:=LEFT([.C24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4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formula="of:=LEFT([.C2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formula="of:=LEFT([.C24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formula="of:=LEFT([.C24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formula="of:=LEFT([.C25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formula="of:=LEFT([.C2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formula="of:=LEFT([.C25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formula="of:=LEFT([.C25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formula="of:=LEFT([.C2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formula="of:=LEFT([.C2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formula="of:=LEFT([.C25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59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formula="of:=LEFT([.C2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formula="of:=LEFT([.C26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formula="of:=LEFT([.C2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formula="of:=LEFT([.C2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formula="of:=LEFT([.C2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formula="of:=LEFT([.C2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formula="of:=LEFT([.C2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formula="of:=LEFT([.C2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Jewelry, books, and other worthless shit.”</text:p>
          </table:table-cell>
          <table:table-cell table:formula="of:=LEFT([.C2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formula="of:=LEFT([.C2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formula="of:=LEFT([.C2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formula="of:=LEFT([.C2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formula="of:=LEFT([.C2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formula="of:=LEFT([.C2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formula="of:=LEFT([.C2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formula="of:=LEFT([.C2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formula="of:=LEFT([.C2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2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formula="of:=LEFT([.C2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formula="of:=LEFT([.C2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formula="of:=LEFT([.C2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formula="of:=LEFT([.C29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2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2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2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formula="of:=LEFT([.C2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formula="of:=LEFT([.C2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formula="of:=LEFT([.C2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formula="of:=LEFT([.C3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formula="of:=LEFT([.C30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formula="of:=LEFT([.C3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formula="of:=LEFT([.C3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formula="of:=LEFT([.C3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formula="of:=LEFT([.C3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formula="of:=LEFT([.C3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formula="of:=LEFT([.C31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formula="of:=LEFT([.C3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formula="of:=LEFT([.C3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formula="of:=LEFT([.C3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formula="of:=LEFT([.C3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formula="of:=LEFT([.C3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formula="of:=LEFT([.C3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formula="of:=LEFT([.C3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formula="of:=LEFT([.C32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formula="of:=LEFT([.C3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formula="of:=LEFT([.C32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formula="of:=LEFT([.C3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formula="of:=LEFT([.C3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formula="of:=LEFT([.C3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formula="of:=LEFT([.C32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formula="of:=LEFT([.C3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formula="of:=LEFT([.C3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formula="of:=LEFT([.C33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formula="of:=LEFT([.C3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formula="of:=LEFT([.C3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formula="of:=LEFT([.C33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formula="of:=LEFT([.C33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formula="of:=LEFT([.C3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formula="of:=LEFT([.C3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formula="of:=LEFT([.C3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Let's get out of here, then. I'll take you back to your apartment.”</text:p>
          </table:table-cell>
          <table:table-cell table:formula="of:=LEFT([.C34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16" office:value-type="string">
            <text:p>MAVI316</text:p>
          </table:table-cell>
          <table:table-cell office:value-type="string">
            <text:p>“Right behind you.”</text:p>
          </table:table-cell>
          <table:table-cell table:formula="of:=LEFT([.C3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formula="of:=LEFT([.C3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ARM BELL</text:p>
          </table:table-cell>
          <table:table-cell office:value-type="string">
            <text:p>MAVI415</text:p>
          </table:table-cell>
          <table:table-cell office:value-type="string">
            <text:p>“It's the alarm bell. It'll set off if I trigger the alarm.”</text:p>
          </table:table-cell>
          <table:table-cell table:formula="of:=LEFT([.C3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formula="of:=LEFT([.C3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formula="of:=LEFT([.C3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3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7" office:value-type="string">
            <text:p>MAVI317</text:p>
          </table:table-cell>
          <table:table-cell office:value-type="string">
            <text:p>“Wow, he really did it.”</text:p>
          </table:table-cell>
          <table:table-cell table:formula="of:=LEFT([.C3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/>
          <table:covered-table-cell table:formula="of:=LEFT([.C35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formula="of:=LEFT([.C3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formula="of:=LEFT([.C3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5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formula="of:=LEFT([.C3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formula="of:=LEFT([.C3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formula="of:=LEFT([.C3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formula="of:=LEFT([.C3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formula="of:=LEFT([.C3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/>
          <table:covered-table-cell table:formula="of:=LEFT([.C3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formula="of:=LEFT([.C3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formula="of:=LEFT([.C3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formula="of:=LEFT([.C3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formula="of:=LEFT([.C37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formula="of:=LEFT([.C3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formula="of:=LEFT([.C3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formula="of:=LEFT([.C37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formula="of:=LEFT([.C3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formula="of:=LEFT([.C3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formula="of:=LEFT([.C382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formula="of:=LEFT([.C38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formula="of:=LEFT([.C3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formula="of:=LEFT([.C3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formula="of:=LEFT([.C3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formula="of:=LEFT([.C3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formula="of:=LEFT([.C3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formula="of:=LEFT([.C38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formula="of:=LEFT([.C39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formula="of:=LEFT([.C391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formula="of:=LEFT([.C3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formula="of:=LEFT([.C3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formula="of:=LEFT([.C395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39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formula="of:=LEFT([.C3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formula="of:=LEFT([.C39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formula="of:=LEFT([.C399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formula="of:=LEFT([.C4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formula="of:=LEFT([.C4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formula="of:=LEFT([.C403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formula="of:=LEFT([.C4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formula="of:=LEFT([.C4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formula="of:=LEFT([.C407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formula="of:=LEFT([.C408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formula="of:=LEFT([.C4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formula="of:=LEFT([.C410]; 4)" office:value-type="string" office:string-value="HOME">
            <text:p>HO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formula="of:=LEFT([.C4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formula="of:=LEFT([.C41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formula="of:=LEFT([.C4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1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15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formula="of:=LEFT([.C4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/>
          <table:covered-table-cell table:formula="of:=LEFT([.C42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formula="of:=LEFT([.C424]; 4)" office:value-type="string" office:string-value="ROBB">
            <text:p>ROB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formula="of:=LEFT([.C4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formula="of:=LEFT([.C4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formula="of:=LEFT([.C427]; 4)" office:value-type="string" office:string-value="MAVI">
            <text:p>MAVI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8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formula="of:=LEFT([.C428]; 4)" office:value-type="string" office:string-value="MAVI">
            <text:p>MAVI</text:p>
          </table:table-cell>
          <table:table-cell table:style-name="ce2"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formula="of:=LEFT([.C4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formula="of:=LEFT([.C4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formula="of:=LEFT([.C4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formula="of:=LEFT([.C4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formula="of:=LEFT([.C4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formula="of:=LEFT([.C4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formula="of:=LEFT([.C4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formula="of:=LEFT([.C44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formula="of:=LEFT([.C4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formula="of:=LEFT([.C44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formula="of:=LEFT([.C4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formula="of:=LEFT([.C44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formula="of:=LEFT([.C4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formula="of:=LEFT([.C44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formula="of:=LEFT([.C4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5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formula="of:=LEFT([.C4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formula="of:=LEFT([.C45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formula="of:=LEFT([.C4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formula="of:=LEFT([.C45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formula="of:=LEFT([.C4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formula="of:=LEFT([.C45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formula="of:=LEFT([.C458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formula="of:=LEFT([.C4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formula="of:=LEFT([.C46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formula="of:=LEFT([.C4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formula="of:=LEFT([.C46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formula="of:=LEFT([.C46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formula="of:=LEFT([.C4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formula="of:=LEFT([.C46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formula="of:=LEFT([.C4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6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formula="of:=LEFT([.C4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formula="of:=LEFT([.C470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formula="of:=LEFT([.C4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formula="of:=LEFT([.C4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formula="of:=LEFT([.C475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formula="of:=LEFT([.C4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formula="of:=LEFT([.C4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formula="of:=LEFT([.C4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formula="of:=LEFT([.C481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formula="of:=LEFT([.C4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formula="of:=LEFT([.C483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formula="of:=LEFT([.C484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formula="of:=LEFT([.C4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formula="of:=LEFT([.C48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formula="of:=LEFT([.C487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formula="of:=LEFT([.C4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formula="of:=LEFT([.C489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formula="of:=LEFT([.C4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formula="of:=LEFT([.C4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formula="of:=LEFT([.C49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formula="of:=LEFT([.C4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formula="of:=LEFT([.C4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formula="of:=LEFT([.C496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formula="of:=LEFT([.C4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49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/>
          <table:covered-table-cell table:formula="of:=LEFT([.C49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C50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C5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C50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C5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C50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C50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formula="of:=LEFT([.C5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C50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C5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C50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C51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C51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formula="of:=LEFT([.C51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C51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formula="of:=LEFT([.C51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formula="of:=LEFT([.C51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formula="of:=LEFT([.C5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formula="of:=LEFT([.C51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formula="of:=LEFT([.C51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C5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C5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C5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formula="of:=LEFT([.C52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formula="of:=LEFT([.C5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formula="of:=LEFT([.C52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C5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formula="of:=LEFT([.C52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formula="of:=LEFT([.C5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formula="of:=LEFT([.C5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3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C53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3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C5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C53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formula="of:=LEFT([.C5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C54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C5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C54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C5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C54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C5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C5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C54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C5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formula="of:=LEFT([.C5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C5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formula="of:=LEFT([.C5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C55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C55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C5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C55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57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C5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C55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C56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C5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C56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C56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6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C5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C56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C56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C5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C57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C5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C57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C5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C5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C57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formula="of:=LEFT([.C5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8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C5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formula="of:=LEFT([.C58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formula="of:=LEFT([.C58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formula="of:=LEFT([.C586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C5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C5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formula="of:=LEFT([.C59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C5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formula="of:=LEFT([.C592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formula="of:=LEFT([.C59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C5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595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C5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formula="of:=LEFT([.C59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C5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formula="of:=LEFT([.C59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formula="of:=LEFT([.C60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C6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formula="of:=LEFT([.C603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formula="of:=LEFT([.C604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C6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0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C6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formula="of:=LEFT([.C60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C6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C6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C61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C6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C6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C6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C6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C622]; 4)" office:value-type="string" office:string-value="BOUN">
            <text:p>BOU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C6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C6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formula="of:=LEFT([.C62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formula="of:=LEFT([.C628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C6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formula="of:=LEFT([.C630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C63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C6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C633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C6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C635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C6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formula="of:=LEFT([.C637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C6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formula="of:=LEFT([.C639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C6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C64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C64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C6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C644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formula="of:=LEFT([.C645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C646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C647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formula="of:=LEFT([.C648]; 4)" office:value-type="string" office:string-value="BARB">
            <text:p>BARB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C649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C650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C651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C652]; 4)" office:value-type="string" office:string-value="LORI">
            <text:p>LOR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53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/>
          <table:covered-table-cell table:formula="of:=LEFT([.C654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formula="of:=LEFT([.C65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formula="of:=LEFT([.C65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formula="of:=LEFT([.C65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formula="of:=LEFT([.C65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formula="of:=LEFT([.C6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formula="of:=LEFT([.C66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formula="of:=LEFT([.C6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formula="of:=LEFT([.C6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formula="of:=LEFT([.C6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formula="of:=LEFT([.C66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formula="of:=LEFT([.C6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formula="of:=LEFT([.C67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formula="of:=LEFT([.C6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formula="of:=LEFT([.C67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formula="of:=LEFT([.C6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formula="of:=LEFT([.C6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3</text:p>
          </table:table-cell>
          <table:table-cell table:style-name="ce16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formula="of:=LEFT([.C67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formula="of:=LEFT([.C6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formula="of:=LEFT([.C6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formula="of:=LEFT([.C6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formula="of:=LEFT([.C6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formula="of:=LEFT([.C6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formula="of:=LEFT([.C6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8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formula="of:=LEFT([.C6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69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formula="of:=LEFT([.C6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formula="of:=LEFT([.C6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69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formula="of:=LEFT([.C6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formula="of:=LEFT([.C6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/>
          <table:covered-table-cell table:formula="of:=LEFT([.C698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formula="of:=LEFT([.C6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formula="of:=LEFT([.C7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formula="of:=LEFT([.C7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formula="of:=LEFT([.C7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formula="of:=LEFT([.C7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formula="of:=LEFT([.C7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formula="of:=LEFT([.C7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formula="of:=LEFT([.C70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formula="of:=LEFT([.C70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formula="of:=LEFT([.C71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formula="of:=LEFT([.C71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formula="of:=LEFT([.C71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formula="of:=LEFT([.C7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formula="of:=LEFT([.C71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formula="of:=LEFT([.C7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formula="of:=LEFT([.C7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formula="of:=LEFT([.C7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formula="of:=LEFT([.C7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formula="of:=LEFT([.C7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5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8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formula="of:=LEFT([.C7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formula="of:=LEFT([.C7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formula="of:=LEFT([.C7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formula="of:=LEFT([.C7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formula="of:=LEFT([.C7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formula="of:=LEFT([.C735]; 4)" office:value-type="string" office:string-value="MAV1">
            <text:p>MAV1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6]; 4)">
            <text:p/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formula="of:=LEFT([.C7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formula="of:=LEFT([.C73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3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formula="of:=LEFT([.C7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formula="of:=LEFT([.C74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2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formula="of:=LEFT([.C7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formula="of:=LEFT([.C7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formula="of:=LEFT([.C7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46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formula="of:=LEFT([.C74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formula="of:=LEFT([.C748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formula="of:=LEFT([.C7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formula="of:=LEFT([.C7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formula="of:=LEFT([.C75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formula="of:=LEFT([.C753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formula="of:=LEFT([.C7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formula="of:=LEFT([.C75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57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a)</text:p>
          </table:table-cell>
          <table:table-cell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formula="of:=LEFT([.C75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formula="of:=LEFT([.C75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0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b)</text:p>
          </table:table-cell>
          <table:table-cell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formula="of:=LEFT([.C7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formula="of:=LEFT([.C76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formula="of:=LEFT([.C76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64]; 4)">
            <text:p/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choice c)</text:p>
          </table:table-cell>
          <table:table-cell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formula="of:=LEFT([.C7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formula="of:=LEFT([.C766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formula="of:=LEFT([.C76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0</text:p>
          </table:table-cell>
          <table:table-cell office:value-type="string">
            <text:p>“My guess is he took it.”</text:p>
          </table:table-cell>
          <table:table-cell table:formula="of:=LEFT([.C76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formula="of:=LEFT([.C76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formula="of:=LEFT([.C77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1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formula="of:=LEFT([.C7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formula="of:=LEFT([.C773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3</text:p>
          </table:table-cell>
          <table:table-cell office:value-type="string">
            <text:p>“Just answer the question.”</text:p>
          </table:table-cell>
          <table:table-cell table:formula="of:=LEFT([.C7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4</text:p>
          </table:table-cell>
          <table:table-cell office:value-type="string">
            <text:p>“You can't make me.”</text:p>
          </table:table-cell>
          <table:table-cell table:formula="of:=LEFT([.C77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4</text:p>
          </table:table-cell>
          <table:table-cell office:value-type="string">
            <text:p>CHOICE F: “I'll be back.”</text:p>
          </table:table-cell>
          <table:table-cell table:formula="of:=LEFT([.C7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5</text:p>
          </table:table-cell>
          <table:table-cell office:value-type="string">
            <text:p>“Great.”</text:p>
          </table:table-cell>
          <table:table-cell table:formula="of:=LEFT([.C77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7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office:value-type="string">
            <text:p>MAVI412</text:p>
          </table:table-cell>
          <table:table-cell office:value-type="string">
            <text:p>“Who sent you this tape?”</text:p>
          </table:table-cell>
          <table:table-cell table:formula="of:=LEFT([.C7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6</text:p>
          </table:table-cell>
          <table:table-cell office:value-type="string">
            <text:p>“I ain't sayin' nothin.”</text:p>
          </table:table-cell>
          <table:table-cell table:formula="of:=LEFT([.C78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formula="of:=LEFT([.C7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7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formula="of:=LEFT([.C7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formula="of:=LEFT([.C7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formula="of:=LEFT([.C7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6</text:p>
          </table:table-cell>
          <table:table-cell office:value-type="string">
            <text:p>“Oh yeah?”</text:p>
          </table:table-cell>
          <table:table-cell table:formula="of:=LEFT([.C78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7</text:p>
          </table:table-cell>
          <table:table-cell office:value-type="string">
            <text:p>“Ow, christ!”</text:p>
          </table:table-cell>
          <table:table-cell table:formula="of:=LEFT([.C788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2</text:p>
          </table:table-cell>
          <table:table-cell office:value-type="string">
            <text:p>“Mavish!”</text:p>
          </table:table-cell>
          <table:table-cell table:formula="of:=LEFT([.C78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formula="of:=LEFT([.C79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formula="of:=LEFT([.C791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formula="of:=LEFT([.C792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79</text:p>
          </table:table-cell>
          <table:table-cell office:value-type="string">
            <text:p>“Tony Canoli . . .”</text:p>
          </table:table-cell>
          <table:table-cell table:formula="of:=LEFT([.C7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formula="of:=LEFT([.C79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formula="of:=LEFT([.C795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0</text:p>
          </table:table-cell>
          <table:table-cell office:value-type="string">
            <text:p>“What about Chris Johnson?”</text:p>
          </table:table-cell>
          <table:table-cell table:formula="of:=LEFT([.C7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formula="of:=LEFT([.C797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1</text:p>
          </table:table-cell>
          <table:table-cell office:value-type="string">
            <text:p>“And Detective Miller?”</text:p>
          </table:table-cell>
          <table:table-cell table:formula="of:=LEFT([.C7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formula="of:=LEFT([.C799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formula="of:=LEFT([.C800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2</text:p>
          </table:table-cell>
          <table:table-cell office:value-type="string">
            <text:p>“That's all I needed to know. Let's got, Haynes.”</text:p>
          </table:table-cell>
          <table:table-cell table:formula="of:=LEFT([.C8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5</text:p>
          </table:table-cell>
          <table:table-cell office:value-type="string">
            <text:p>“Okay, I'll book this guy.”</text:p>
          </table:table-cell>
          <table:table-cell table:formula="of:=LEFT([.C80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formula="of:=LEFT([.C804]; 4)" office:value-type="string" office:string-value="JEFF">
            <text:p>JE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formula="of:=LEFT([.C8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formula="of:=LEFT([.C8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formula="of:=LEFT([.C8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/>
          <table:covered-table-cell table:formula="of:=LEFT([.C8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formula="of:=LEFT([.C8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office:value-type="string">
            <text:p>MAVI387</text:p>
          </table:table-cell>
          <table:table-cell office:value-type="string">
            <text:p>“This light's buzzing is gonna drive me crazy.”</text:p>
          </table:table-cell>
          <table:table-cell table:formula="of:=LEFT([.C8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formula="of:=LEFT([.C8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1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formula="of:=LEFT([.C8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formula="of:=LEFT([.C8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formula="of:=LEFT([.C8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office:value-type="string">
            <text:p>MAVI391</text:p>
          </table:table-cell>
          <table:table-cell office:value-type="string">
            <text:p>“It's empty.”</text:p>
          </table:table-cell>
          <table:table-cell table:formula="of:=LEFT([.C8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formula="of:=LEFT([.C8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formula="of:=LEFT([.C8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2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formula="of:=LEFT([.C8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/>
          <table:table-cell/>
          <table:table-cell table:formula="of:=LEFT([.C82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6" office:value-type="string">
            <text:p>MAVI409</text:p>
          </table:table-cell>
          <table:table-cell office:value-type="string">
            <text:p>“The safe is locked.”</text:p>
          </table:table-cell>
          <table:table-cell table:formula="of:=LEFT([.C83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formula="of:=LEFT([.C8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7</text:p>
          </table:table-cell>
          <table:table-cell office:value-type="string">
            <text:p>“Hmm . . .”</text:p>
          </table:table-cell>
          <table:table-cell table:formula="of:=LEFT([.C8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formula="of:=LEFT([.C83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formula="of:=LEFT([.C83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office:value-type="string">
            <text:p>MAVI404</text:p>
          </table:table-cell>
          <table:table-cell office:value-type="string">
            <text:p>“No, that's not right.”</text:p>
          </table:table-cell>
          <table:table-cell table:formula="of:=LEFT([.C8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formula="of:=LEFT([.C8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formula="of:=LEFT([.C84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formula="of:=LEFT([.C8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formula="of:=LEFT([.C8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06</text:p>
          </table:table-cell>
          <table:table-cell office:value-type="string">
            <text:p>“My brain is so fucking big.”</text:p>
          </table:table-cell>
          <table:table-cell table:formula="of:=LEFT([.C8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office:value-type="string">
            <text:p>MAVI405</text:p>
          </table:table-cell>
          <table:table-cell office:value-type="string">
            <text:p>“The safe is unlocked now.”</text:p>
          </table:table-cell>
          <table:table-cell table:formula="of:=LEFT([.C8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4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formula="of:=LEFT([.C8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office:value-type="string">
            <text:p>MAVI410</text:p>
          </table:table-cell>
          <table:table-cell office:value-type="string">
            <text:p>“Yeah! It's a tape recorder.”</text:p>
          </table:table-cell>
          <table:table-cell table:formula="of:=LEFT([.C85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5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formula="of:=LEFT([.C85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1</text:p>
          </table:table-cell>
          <table:table-cell office:value-type="string">
            <text:p>“Jeffery, I need you to lay low for a while.”</text:p>
          </table:table-cell>
          <table:table-cell table:formula="of:=LEFT([.C855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2</text:p>
          </table:table-cell>
          <table:table-cell office:value-type="string">
            <text:p>“Chris Johnson's not playin' fair and thinks he can hide in southside with our money.”</text:p>
          </table:table-cell>
          <table:table-cell table:formula="of:=LEFT([.C856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3</text:p>
          </table:table-cell>
          <table:table-cell office:value-type="string">
            <text:p>“I just got a new shipment and I've got Lori breathin' down my neck for the cash. I ain't got shit to give him.”</text:p>
          </table:table-cell>
          <table:table-cell table:formula="of:=LEFT([.C857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APE4</text:p>
          </table:table-cell>
          <table:table-cell office:value-type="string">
            <text:p>“Just mail me the money when you got it ready. I'll figure somethin' out.”</text:p>
          </table:table-cell>
          <table:table-cell table:formula="of:=LEFT([.C858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6</text:p>
          </table:table-cell>
          <table:table-cell office:value-type="string">
            <text:p>“Bingo. I've got some questions for the shopkeeper.”</text:p>
          </table:table-cell>
          <table:table-cell table:formula="of:=LEFT([.C8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TAPE RECORDER</text:p>
          </table:table-cell>
          <table:table-cell office:value-type="string">
            <text:p>MAVI417</text:p>
          </table:table-cell>
          <table:table-cell office:value-type="string">
            <text:p>“Hello. My name is Detective Mavish.”</text:p>
          </table:table-cell>
          <table:table-cell table:formula="of:=LEFT([.C8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TAPE5</text:p>
          </table:table-cell>
          <table:table-cell office:value-type="string">
            <text:p>(low-pass filter) “Hello. My name is Detective Mavish.”</text:p>
          </table:table-cell>
          <table:table-cell table:formula="of:=LEFT([.C862]; 4)" office:value-type="string" office:string-value="TAPE">
            <text:p>TAP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18</text:p>
          </table:table-cell>
          <table:table-cell office:value-type="string">
            <text:p>“Heheh. I love tape recorders.”</text:p>
          </table:table-cell>
          <table:table-cell table:formula="of:=LEFT([.C86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6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FRONT OF THE APARTMENT BUILDING</text:p>
          </table:table-cell>
          <table:covered-table-cell/>
          <table:covered-table-cell table:style-name="Default"/>
          <table:covered-table-cell/>
          <table:covered-table-cell table:formula="of:=LEFT([.C86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ARRIVE</text:p>
          </table:table-cell>
          <table:table-cell office:value-type="string">
            <text:p>MAVI419</text:p>
          </table:table-cell>
          <table:table-cell office:value-type="string">
            <text:p>“I need to check if this is the place.”</text:p>
          </table:table-cell>
          <table:table-cell table:formula="of:=LEFT([.C8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after photograph)</text:p>
          </table:table-cell>
          <table:table-cell office:value-type="string">
            <text:p>MAVI420</text:p>
          </table:table-cell>
          <table:table-cell office:value-type="string">
            <text:p>“Yeah, this is the place.”</text:p>
          </table:table-cell>
          <table:table-cell table:formula="of:=LEFT([.C86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1</text:p>
          </table:table-cell>
          <table:table-cell office:value-type="string">
            <text:p>“I was hoping it wouldn't look like bad in person.”</text:p>
          </table:table-cell>
          <table:table-cell table:formula="of:=LEFT([.C8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22</text:p>
          </table:table-cell>
          <table:table-cell office:value-type="string">
            <text:p>“Well, here goes nothing.”</text:p>
          </table:table-cell>
          <table:table-cell table:formula="of:=LEFT([.C86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423</text:p>
          </table:table-cell>
          <table:table-cell office:value-type="string">
            <text:p>“It's the one window of the entire building that isn't broken.”</text:p>
          </table:table-cell>
          <table:table-cell table:formula="of:=LEFT([.C8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INDOW</text:p>
          </table:table-cell>
          <table:table-cell office:value-type="string">
            <text:p>MAVI424</text:p>
          </table:table-cell>
          <table:table-cell office:value-type="string">
            <text:p>“I hope that didn't blow my cover.”</text:p>
          </table:table-cell>
          <table:table-cell table:formula="of:=LEFT([.C87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435</text:p>
          </table:table-cell>
          <table:table-cell office:value-type="string">
            <text:p>“I'm a detective. I can go anywhere.”</text:p>
          </table:table-cell>
          <table:table-cell table:formula="of:=LEFT([.C8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INE</text:p>
          </table:table-cell>
          <table:table-cell office:value-type="string">
            <text:p>MAVI436</text:p>
          </table:table-cell>
          <table:table-cell office:value-type="string">
            <text:p>“I don't think this building's been taken care of in a long time.”</text:p>
          </table:table-cell>
          <table:table-cell table:formula="of:=LEFT([.C8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7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INE</text:p>
          </table:table-cell>
          <table:table-cell office:value-type="string">
            <text:p>MAVI437</text:p>
          </table:table-cell>
          <table:table-cell office:value-type="string">
            <text:p>“This vine would come crashing down if I tried to climb it.”</text:p>
          </table:table-cell>
          <table:table-cell table:formula="of:=LEFT([.C8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38</text:p>
          </table:table-cell>
          <table:table-cell office:value-type="string">
            <text:p>“I'm just so fat godammit.”</text:p>
          </table:table-cell>
          <table:table-cell table:formula="of:=LEFT([.C8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RV</text:p>
          </table:table-cell>
          <table:table-cell office:value-type="string">
            <text:p>MAVI439</text:p>
          </table:table-cell>
          <table:table-cell office:value-type="string">
            <text:p>“It's my RV. I came here on this.”</text:p>
          </table:table-cell>
          <table:table-cell table:formula="of:=LEFT([.C8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RV</text:p>
          </table:table-cell>
          <table:table-cell office:value-type="string">
            <text:p>MAVI440</text:p>
          </table:table-cell>
          <table:table-cell office:value-type="string">
            <text:p>“I can't leave now. Not until I get to the bottom of this.”</text:p>
          </table:table-cell>
          <table:table-cell table:formula="of:=LEFT([.C8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LEVEL 1 APARTMENT BUILDING</text:p>
          </table:table-cell>
          <table:covered-table-cell/>
          <table:covered-table-cell table:style-name="Default"/>
          <table:covered-table-cell/>
          <table:covered-table-cell table:formula="of:=LEFT([.C88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41</text:p>
          </table:table-cell>
          <table:table-cell office:value-type="string">
            <text:p>“It leads back outside.”</text:p>
          </table:table-cell>
          <table:table-cell table:formula="of:=LEFT([.C8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8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BRICK</text:p>
          </table:table-cell>
          <table:table-cell office:value-type="string">
            <text:p>MAVI442</text:p>
          </table:table-cell>
          <table:table-cell office:value-type="string">
            <text:p>“It's the brick I threw in through the window.”</text:p>
          </table:table-cell>
          <table:table-cell table:formula="of:=LEFT([.C8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 UP BRICK</text:p>
          </table:table-cell>
          <table:table-cell office:value-type="string">
            <text:p>MAVI443</text:p>
          </table:table-cell>
          <table:table-cell office:value-type="string">
            <text:p>“I might need this again.”</text:p>
          </table:table-cell>
          <table:table-cell table:formula="of:=LEFT([.C8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(ANY) DOOR</text:p>
          </table:table-cell>
          <table:table-cell office:value-type="string">
            <text:p>MAVI444</text:p>
          </table:table-cell>
          <table:table-cell office:value-type="string">
            <text:p>“Not sure if anybody is living in here.”</text:p>
          </table:table-cell>
          <table:table-cell table:formula="of:=LEFT([.C89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5</text:p>
          </table:table-cell>
          <table:table-cell office:value-type="string">
            <text:p>“It looks to be in disrepair.”</text:p>
          </table:table-cell>
          <table:table-cell table:formula="of:=LEFT([.C8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6</text:p>
          </table:table-cell>
          <table:table-cell office:value-type="string">
            <text:p>“I hope nobody's living in here.”</text:p>
          </table:table-cell>
          <table:table-cell table:formula="of:=LEFT([.C8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7</text:p>
          </table:table-cell>
          <table:table-cell office:value-type="string">
            <text:p>“The lock on the door looks jammed.”</text:p>
          </table:table-cell>
          <table:table-cell table:formula="of:=LEFT([.C8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89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EBRIS</text:p>
          </table:table-cell>
          <table:table-cell office:value-type="string">
            <text:p>MAVI448</text:p>
          </table:table-cell>
          <table:table-cell office:value-type="string">
            <text:p>“This place looks like it could fall apart any minute.”</text:p>
          </table:table-cell>
          <table:table-cell table:formula="of:=LEFT([.C8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49</text:p>
          </table:table-cell>
          <table:table-cell office:value-type="string">
            <text:p>“It's strange to believe a rich gangster's been living in here.”</text:p>
          </table:table-cell>
          <table:table-cell table:formula="of:=LEFT([.C8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IRWELL DOOR</text:p>
          </table:table-cell>
          <table:table-cell office:value-type="string">
            <text:p>MAVI450</text:p>
          </table:table-cell>
          <table:table-cell office:value-type="string">
            <text:p>“It's the door to the stairwell. Canoli's room should be up there.”</text:p>
          </table:table-cell>
          <table:table-cell table:formula="of:=LEFT([.C9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2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03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STAIRS</text:p>
          </table:table-cell>
          <table:table-cell office:value-type="string">
            <text:p>MAVI451</text:p>
          </table:table-cell>
          <table:table-cell office:value-type="string">
            <text:p>“They lead up to Canoli's room.”</text:p>
          </table:table-cell>
          <table:table-cell table:formula="of:=LEFT([.C90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52</text:p>
          </table:table-cell>
          <table:table-cell office:value-type="string">
            <text:p>“I'm feeling anxious of what lies ahead.”</text:p>
          </table:table-cell>
          <table:table-cell table:formula="of:=LEFT([.C9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3</text:p>
          </table:table-cell>
          <table:table-cell office:value-type="string">
            <text:p>“I need to be prepared.”</text:p>
          </table:table-cell>
          <table:table-cell table:formula="of:=LEFT([.C9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AY BACK</text:p>
          </table:table-cell>
          <table:table-cell office:value-type="string">
            <text:p>MAVI454</text:p>
          </table:table-cell>
          <table:table-cell office:value-type="string">
            <text:p>“It's where I came from. I might wanna go back out and take a breather.”</text:p>
          </table:table-cell>
          <table:table-cell table:formula="of:=LEFT([.C9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0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APARTMENT BUILDING STAIRWELL</text:p>
          </table:table-cell>
          <table:covered-table-cell/>
          <table:covered-table-cell table:style-name="Default"/>
          <table:covered-table-cell/>
          <table:covered-table-cell table:formula="of:=LEFT([.C911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455</text:p>
          </table:table-cell>
          <table:table-cell office:value-type="string">
            <text:p>“I really want to go back. I'm getting nervous.”</text:p>
          </table:table-cell>
          <table:table-cell table:formula="of:=LEFT([.C91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56</text:p>
          </table:table-cell>
          <table:table-cell office:value-type="string">
            <text:p>“Here it is. Room 204.”</text:p>
          </table:table-cell>
          <table:table-cell table:formula="of:=LEFT([.C9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57</text:p>
          </table:table-cell>
          <table:table-cell office:value-type="string">
            <text:p>“Open up, it's the police!”</text:p>
          </table:table-cell>
          <table:table-cell table:formula="of:=LEFT([.C9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8</text:p>
          </table:table-cell>
          <table:table-cell office:value-type="string">
            <text:p>“. . . <text:s/>That's it, I'm coming in.”</text:p>
          </table:table-cell>
          <table:table-cell table:formula="of:=LEFT([.C9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59</text:p>
          </table:table-cell>
          <table:table-cell office:value-type="string">
            <text:p>“Hmm . . . I need something to break in.”</text:p>
          </table:table-cell>
          <table:table-cell table:formula="of:=LEFT([.C9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R GUN ON DOOR</text:p>
          </table:table-cell>
          <table:table-cell office:value-type="string">
            <text:p>MAVI460</text:p>
          </table:table-cell>
          <table:table-cell office:value-type="string">
            <text:p>“Here I go . . .”</text:p>
          </table:table-cell>
          <table:table-cell table:formula="of:=LEFT([.C92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1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ROOM 204</text:p>
          </table:table-cell>
          <table:covered-table-cell/>
          <table:covered-table-cell table:style-name="Default"/>
          <table:covered-table-cell/>
          <table:covered-table-cell table:formula="of:=LEFT([.C922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S ROOM</text:p>
          </table:table-cell>
          <table:table-cell office:value-type="string">
            <text:p>MAVI461</text:p>
          </table:table-cell>
          <table:table-cell office:value-type="string">
            <text:p>“What the . . .”</text:p>
          </table:table-cell>
          <table:table-cell table:formula="of:=LEFT([.C9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2</text:p>
          </table:table-cell>
          <table:table-cell office:value-type="string">
            <text:p>“What is this?”</text:p>
          </table:table-cell>
          <table:table-cell table:formula="of:=LEFT([.C9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ootstep sounds</text:p>
          </table:table-cell>
          <table:table-cell table:style-name="ce15" office:value-type="string">
            <text:p>MAVI463</text:p>
          </table:table-cell>
          <table:table-cell office:value-type="string">
            <text:p>“Someone's coming.”</text:p>
          </table:table-cell>
          <table:table-cell table:formula="of:=LEFT([.C9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 ENTERS, FAIL 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2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2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, I wouldn'tve caught you.”</text:p>
          </table:table-cell>
          <table:table-cell table:formula="of:=LEFT([.C93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RIGHT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'd hidden somewhere else, I wouldn't have caught you.”</text:p>
          </table:table-cell>
          <table:table-cell table:formula="of:=LEFT([.C93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3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MAVISH IN TOP CLOSET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3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3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distracted me so I thought you were somewhere else, I wouldn't have caught you.”</text:p>
          </table:table-cell>
          <table:table-cell table:formula="of:=LEFT([.C940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4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HAYNES-RECORDER IN CLOSET</text:p>
          </table:table-cell>
          <table:table-cell office:value-type="string">
            <text:p>HAYN68</text:p>
          </table:table-cell>
          <table:table-cell office:value-type="string">
            <text:p>“I hear you in there Mavish.”</text:p>
          </table:table-cell>
          <table:table-cell table:formula="of:=LEFT([.C94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USE GUN</text:p>
          </table:table-cell>
          <table:table-cell office:value-type="string">
            <text:p>MAVI466</text:p>
          </table:table-cell>
          <table:table-cell office:value-type="string">
            <text:p>“Tricked you!”</text:p>
          </table:table-cell>
          <table:table-cell table:formula="of:=LEFT([.C94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4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0</text:p>
          </table:table-cell>
          <table:table-cell office:value-type="string">
            <text:p>“M-Mavish . . .”</text:p>
          </table:table-cell>
          <table:table-cell table:formula="of:=LEFT([.C945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7</text:p>
          </table:table-cell>
          <table:table-cell office:value-type="string">
            <text:p>“Why'd you do it?”</text:p>
          </table:table-cell>
          <table:table-cell table:formula="of:=LEFT([.C9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71</text:p>
          </table:table-cell>
          <table:table-cell office:value-type="string">
            <text:p>“C-Cannoli . . . He . . .”</text:p>
          </table:table-cell>
          <table:table-cell table:formula="of:=LEFT([.C94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8</text:p>
          </table:table-cell>
          <table:table-cell office:value-type="string">
            <text:p>“Is he the one who killed my partner?”</text:p>
          </table:table-cell>
          <table:table-cell table:formula="of:=LEFT([.C9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9</text:p>
          </table:table-cell>
          <table:table-cell office:value-type="string">
            <text:p>“&lt;gurgle&gt; . . . &lt;gurgle &gt; . . .”</text:p>
          </table:table-cell>
          <table:table-cell table:formula="of:=LEFT([.C949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9</text:p>
          </table:table-cell>
          <table:table-cell office:value-type="string">
            <text:p>“Answer me!”</text:p>
          </table:table-cell>
          <table:table-cell table:formula="of:=LEFT([.C95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ylvia enters</text:p>
          </table:table-cell>
          <table:table-cell office:value-type="string">
            <text:p>MAVI470</text:p>
          </table:table-cell>
          <table:table-cell office:value-type="string">
            <text:p>“Sylvia? What are you doing here?”</text:p>
          </table:table-cell>
          <table:table-cell table:formula="of:=LEFT([.C95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3</text:p>
          </table:table-cell>
          <table:table-cell office:value-type="string">
            <text:p>“Trust me, Mavish. It's for the better.”</text:p>
          </table:table-cell>
          <table:table-cell table:formula="of:=LEFT([.C95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1</text:p>
          </table:table-cell>
          <table:table-cell office:value-type="string">
            <text:p>“Hey! Thanks so much, dame.”</text:p>
          </table:table-cell>
          <table:table-cell table:formula="of:=LEFT([.C95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4</text:p>
          </table:table-cell>
          <table:table-cell office:value-type="string">
            <text:p>“Haynes is dead, Cannoli.”</text:p>
          </table:table-cell>
          <table:table-cell table:formula="of:=LEFT([.C95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2</text:p>
          </table:table-cell>
          <table:table-cell office:value-type="string">
            <text:p>“What? Oh my god.”</text:p>
          </table:table-cell>
          <table:table-cell table:formula="of:=LEFT([.C955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YLV25</text:p>
          </table:table-cell>
          <table:table-cell office:value-type="string">
            <text:p>“He tried to kill Mavish.”</text:p>
          </table:table-cell>
          <table:table-cell table:formula="of:=LEFT([.C95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3</text:p>
          </table:table-cell>
          <table:table-cell office:value-type="string">
            <text:p>“Fuckin' idiot got what he deserved.”</text:p>
          </table:table-cell>
          <table:table-cell table:formula="of:=LEFT([.C957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ANN4</text:p>
          </table:table-cell>
          <table:table-cell office:value-type="string">
            <text:p>“Grab Mavish. Get him into the van.”</text:p>
          </table:table-cell>
          <table:table-cell table:formula="of:=LEFT([.C958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HEN DONT USE GUN</text:p>
          </table:table-cell>
          <table:table-cell office:value-type="string">
            <text:p>MAVI467</text:p>
          </table:table-cell>
          <table:table-cell office:value-type="string">
            <text:p>“Haynes, thank god you're here!”</text:p>
          </table:table-cell>
          <table:table-cell table:formula="of:=LEFT([.C9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1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HAYN68</text:p>
          </table:table-cell>
          <table:table-cell office:value-type="string">
            <text:p>“You had the advantage on me. If you shot me, this wouldn't have happened.”</text:p>
          </table:table-cell>
          <table:table-cell table:formula="of:=LEFT([.C962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DOOR</text:p>
          </table:table-cell>
          <table:table-cell office:value-type="string">
            <text:p>MAVI464</text:p>
          </table:table-cell>
          <table:table-cell office:value-type="string">
            <text:p>“Lt. Haynes?”</text:p>
          </table:table-cell>
          <table:table-cell table:formula="of:=LEFT([.C96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65</text:p>
          </table:table-cell>
          <table:table-cell office:value-type="string">
            <text:p>“No . . . It can't be . . .”</text:p>
          </table:table-cell>
          <table:table-cell table:formula="of:=LEFT([.C9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6</text:p>
          </table:table-cell>
          <table:table-cell office:value-type="string">
            <text:p>“Sorry, Mavish. You took this case too far.”</text:p>
          </table:table-cell>
          <table:table-cell table:formula="of:=LEFT([.C966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YN67</text:p>
          </table:table-cell>
          <table:table-cell office:value-type="string">
            <text:p>“Maybe if you had a few moments to digest the fact that you needed to kill me, this would not have happened.”</text:p>
          </table:table-cell>
          <table:table-cell table:formula="of:=LEFT([.C967]; 4)" office:value-type="string" office:string-value="HAYN">
            <text:p>HAYN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68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SEMENT</text:p>
          </table:table-cell>
          <table:covered-table-cell/>
          <table:covered-table-cell table:style-name="Default"/>
          <table:covered-table-cell/>
          <table:covered-table-cell table:formula="of:=LEFT([.C969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office:value-type="string">
            <text:p>MAVI468</text:p>
          </table:table-cell>
          <table:table-cell office:value-type="string">
            <text:p>“I've gotta get out of here.”</text:p>
          </table:table-cell>
          <table:table-cell table:formula="of:=LEFT([.C9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3</text:p>
          </table:table-cell>
          <table:table-cell office:value-type="string">
            <text:p>“Wait, something isn't right . . .”</text:p>
          </table:table-cell>
          <table:table-cell table:formula="of:=LEFT([.C97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office:value-type="string">
            <text:p>MAVI474</text:p>
          </table:table-cell>
          <table:table-cell office:value-type="string">
            <text:p>“. . . When did that door get opened?”</text:p>
          </table:table-cell>
          <table:table-cell table:formula="of:=LEFT([.C9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office:value-type="string">
            <text:p>MAVI470</text:p>
          </table:table-cell>
          <table:table-cell office:value-type="string">
            <text:p>“I'm tired to this chair and my hands are completely bound.</text:p>
          </table:table-cell>
          <table:table-cell table:formula="of:=LEFT([.C9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71</text:p>
          </table:table-cell>
          <table:table-cell office:value-type="string">
            <text:p>“This is like being in jail, except there is no justice.”</text:p>
          </table:table-cell>
          <table:table-cell table:formula="of:=LEFT([.C97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xcept not in chair</text:p>
          </table:table-cell>
          <table:table-cell office:value-type="string">
            <text:p>MAVI484</text:p>
          </table:table-cell>
          <table:table-cell office:value-type="string">
            <text:p>“The chair is completely coated in sweat.”</text:p>
          </table:table-cell>
          <table:table-cell table:formula="of:=LEFT([.C97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7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472</text:p>
          </table:table-cell>
          <table:table-cell office:value-type="string">
            <text:p>“The door is sealed. I think it leads into the manor.”</text:p>
          </table:table-cell>
          <table:table-cell table:formula="of:=LEFT([.C97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OR IF SECOND TIME</text:p>
          </table:table-cell>
          <table:table-cell office:value-type="string">
            <text:p>MAVI475</text:p>
          </table:table-cell>
          <table:table-cell office:value-type="string">
            <text:p>“Whatever busted this door open had to have been very powerful.”</text:p>
          </table:table-cell>
          <table:table-cell table:formula="of:=LEFT([.C97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DOOR</text:p>
          </table:table-cell>
          <table:table-cell office:value-type="string">
            <text:p>MAVI476</text:p>
          </table:table-cell>
          <table:table-cell office:value-type="string">
            <text:p>“My hands are too soft to grip the handle on this hard door.”</text:p>
          </table:table-cell>
          <table:table-cell table:formula="of:=LEFT([.C98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79</text:p>
          </table:table-cell>
          <table:table-cell office:value-type="string">
            <text:p>“I SAID, MY HANDS ARE TOO SOFT TO GRIP THE HANDLE ON THIS HARD DOOR.”</text:p>
          </table:table-cell>
          <table:table-cell table:formula="of:=LEFT([.C98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office:value-type="string">
            <text:p>MAVI480</text:p>
          </table:table-cell>
          <table:table-cell office:value-type="string">
            <text:p>“I CANNOT GO IN THERE.”</text:p>
          </table:table-cell>
          <table:table-cell table:formula="of:=LEFT([.C98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8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ITEM ON DOOR</text:p>
          </table:table-cell>
          <table:table-cell office:value-type="string">
            <text:p>MAVI477</text:p>
          </table:table-cell>
          <table:table-cell office:value-type="string">
            <text:p>“I doubt a nuclear bomb could take down this door,”</text:p>
          </table:table-cell>
          <table:table-cell table:formula="of:=LEFT([.C98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a brick</text:p>
          </table:table-cell>
          <table:table-cell office:value-type="string">
            <text:p>MAVI478</text:p>
          </table:table-cell>
          <table:table-cell office:value-type="string">
            <text:p>“let alone a brick.”</text:p>
          </table:table-cell>
          <table:table-cell table:formula="of:=LEFT([.C98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r gun</text:p>
          </table:table-cell>
          <table:table-cell office:value-type="string">
            <text:p>MAVI481</text:p>
          </table:table-cell>
          <table:table-cell office:value-type="string">
            <text:p>“let alone a bullet.”</text:p>
          </table:table-cell>
          <table:table-cell table:formula="of:=LEFT([.C98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string">
            <text:p>if it's shoes</text:p>
          </table:table-cell>
          <table:table-cell office:value-type="string">
            <text:p>MAVI482</text:p>
          </table:table-cell>
          <table:table-cell office:value-type="string">
            <text:p>“let alone a mighty kick.”</text:p>
          </table:table-cell>
          <table:table-cell table:formula="of:=LEFT([.C98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f it's badge</text:p>
          </table:table-cell>
          <table:table-cell office:value-type="string">
            <text:p>MAVI483</text:p>
          </table:table-cell>
          <table:table-cell office:value-type="string">
            <text:p>“let alone the law of the land.”</text:p>
          </table:table-cell>
          <table:table-cell table:formula="of:=LEFT([.C9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GLASS</text:p>
          </table:table-cell>
          <table:table-cell office:value-type="string">
            <text:p>MAVI485</text:p>
          </table:table-cell>
          <table:table-cell office:value-type="string">
            <text:p>“There's broken glass all over the floor.”</text:p>
          </table:table-cell>
          <table:table-cell table:formula="of:=LEFT([.C9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86</text:p>
          </table:table-cell>
          <table:table-cell office:value-type="string">
            <text:p>“I need to find a way to walk through here without getting hurt.”</text:p>
          </table:table-cell>
          <table:table-cell table:formula="of:=LEFT([.C99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99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OES ON BROKEN GLASS</text:p>
          </table:table-cell>
          <table:table-cell office:value-type="string">
            <text:p>MAVI487</text:p>
          </table:table-cell>
          <table:table-cell office:value-type="string">
            <text:p>“I don't think shards of glass wear shoes.”</text:p>
          </table:table-cell>
          <table:table-cell table:formula="of:=LEFT([.C99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BROKEN GLASS</text:p>
          </table:table-cell>
          <table:table-cell office:value-type="string">
            <text:p>MAVI488</text:p>
          </table:table-cell>
          <table:table-cell office:value-type="string">
            <text:p>“Shit. That just made the shards smaller.”</text:p>
          </table:table-cell>
          <table:table-cell table:formula="of:=LEFT([.C9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LACES ON BROKEN GLASS</text:p>
          </table:table-cell>
          <table:table-cell office:value-type="string">
            <text:p>MAVI489</text:p>
          </table:table-cell>
          <table:table-cell office:value-type="string">
            <text:p>“Tying up these shards would take too long.”</text:p>
          </table:table-cell>
          <table:table-cell table:formula="of:=LEFT([.C99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GUN ON BROKEN GLASS</text:p>
          </table:table-cell>
          <table:table-cell office:value-type="string">
            <text:p>MAVI490</text:p>
          </table:table-cell>
          <table:table-cell office:value-type="string">
            <text:p>“What if the bullet ricochets off the glass and hits me in the brain?”</text:p>
          </table:table-cell>
          <table:table-cell table:formula="of:=LEFT([.C9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ADGE ON BROKEN GLASS</text:p>
          </table:table-cell>
          <table:table-cell office:value-type="string">
            <text:p>MAVI491</text:p>
          </table:table-cell>
          <table:table-cell office:value-type="string">
            <text:p>“Broken glass, I'm a cop. You're under arrest.”</text:p>
          </table:table-cell>
          <table:table-cell table:formula="of:=LEFT([.C99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VASE ON BROKEN GLASS</text:p>
          </table:table-cell>
          <table:table-cell office:value-type="string">
            <text:p>MAVI492</text:p>
          </table:table-cell>
          <table:table-cell office:value-type="string">
            <text:p>“This vase is too smooth and beautiful to hold broken glass inside of it.”</text:p>
          </table:table-cell>
          <table:table-cell table:formula="of:=LEFT([.C99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STEP ON BROKEN GLASS</text:p>
          </table:table-cell>
          <table:table-cell office:value-type="string">
            <text:p>MAVI493</text:p>
          </table:table-cell>
          <table:table-cell office:value-type="string">
            <text:p>“Ouch! Aaa! My feet!”</text:p>
          </table:table-cell>
          <table:table-cell table:formula="of:=LEFT([.C100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4</text:p>
          </table:table-cell>
          <table:table-cell office:value-type="string">
            <text:p>(groaning in pain) “No! It can't be!”</text:p>
          </table:table-cell>
          <table:table-cell table:formula="of:=LEFT([.C100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DIDN'T HAVE LACES</text:p>
          </table:table-cell>
          <table:table-cell office:value-type="string">
            <text:p>MAVI543</text:p>
          </table:table-cell>
          <table:table-cell office:value-type="string">
            <text:p>“No! The shoes were too loose on my feet!”</text:p>
          </table:table-cell>
          <table:table-cell table:formula="of:=LEFT([.C10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4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AIR PUMP</text:p>
          </table:table-cell>
          <table:table-cell office:value-type="string">
            <text:p>MAVI495</text:p>
          </table:table-cell>
          <table:table-cell office:value-type="string">
            <text:p>“It's an air pump for bicycles.”</text:p>
          </table:table-cell>
          <table:table-cell table:formula="of:=LEFT([.C10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496</text:p>
          </table:table-cell>
          <table:table-cell office:value-type="string">
            <text:p>“It looks as though someone didn't seal it all the way.”</text:p>
          </table:table-cell>
          <table:table-cell table:formula="of:=LEFT([.C100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PUMP</text:p>
          </table:table-cell>
          <table:table-cell office:value-type="string">
            <text:p>MAVI497</text:p>
          </table:table-cell>
          <table:table-cell office:value-type="string">
            <text:p>“Finally, I'm free! Now to find that Cannoli.”</text:p>
          </table:table-cell>
          <table:table-cell table:formula="of:=LEFT([.C10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0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HANDS ON ANYTHING BUT PUMP</text:p>
          </table:table-cell>
          <table:table-cell office:value-type="string">
            <text:p>MAVI498</text:p>
          </table:table-cell>
          <table:table-cell office:value-type="string">
            <text:p>“I can't do that since I'm all tied up.”</text:p>
          </table:table-cell>
          <table:table-cell table:formula="of:=LEFT([.C10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HED DOOR</text:p>
          </table:table-cell>
          <table:table-cell office:value-type="string">
            <text:p>MAVI499</text:p>
          </table:table-cell>
          <table:table-cell office:value-type="string">
            <text:p>“Cannoli went out that way. I bet I could find him outside.”</text:p>
          </table:table-cell>
          <table:table-cell table:formula="of:=LEFT([.C101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SHED DOOR</text:p>
          </table:table-cell>
          <table:table-cell office:value-type="string">
            <text:p>MAVI500</text:p>
          </table:table-cell>
          <table:table-cell office:value-type="string">
            <text:p>“Cannoli, you son of a bitch.”</text:p>
          </table:table-cell>
          <table:table-cell table:formula="of:=LEFT([.C101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1</text:p>
          </table:table-cell>
          <table:table-cell office:value-type="string">
            <text:p>“I'm coming for you.”</text:p>
          </table:table-cell>
          <table:table-cell table:formula="of:=LEFT([.C10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15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YARD LINES</text:p>
          </table:table-cell>
          <table:covered-table-cell/>
          <table:covered-table-cell table:style-name="Default"/>
          <table:covered-table-cell/>
          <table:covered-table-cell table:formula="of:=LEFT([.C1016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MAVI502</text:p>
          </table:table-cell>
          <table:table-cell office:value-type="string">
            <text:p>“Tony Cannoli, you damn dirty dog! You're under arrest!”</text:p>
          </table:table-cell>
          <table:table-cell table:formula="of:=LEFT([.C10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NN5</text:p>
          </table:table-cell>
          <table:table-cell office:value-type="string">
            <text:p>“What? How'd you escape?”</text:p>
          </table:table-cell>
          <table:table-cell table:formula="of:=LEFT([.C1018]; 4)" office:value-type="string" office:string-value="CONN">
            <text:p>CON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3</text:p>
          </table:table-cell>
          <table:table-cell office:value-type="string">
            <text:p>“Get back here, bastard!”</text:p>
          </table:table-cell>
          <table:table-cell table:formula="of:=LEFT([.C101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office:value-type="string">
            <text:p>MAVI504</text:p>
          </table:table-cell>
          <table:table-cell office:value-type="string">
            <text:p>“Cannoli must have an extraordinary amount of wealth to afford statues like these.”</text:p>
          </table:table-cell>
          <table:table-cell table:formula="of:=LEFT([.C10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5</text:p>
          </table:table-cell>
          <table:table-cell office:value-type="string">
            <text:p>“Ill-gotten wealth, no less.”</text:p>
          </table:table-cell>
          <table:table-cell table:formula="of:=LEFT([.C10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FOUNTAIN</text:p>
          </table:table-cell>
          <table:table-cell office:value-type="string">
            <text:p>MAVI506</text:p>
          </table:table-cell>
          <table:table-cell office:value-type="string">
            <text:p>“Water is pumping out of this fountain.”</text:p>
          </table:table-cell>
          <table:table-cell table:formula="of:=LEFT([.C10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VI507</text:p>
          </table:table-cell>
          <table:table-cell office:value-type="string">
            <text:p>“It's quite calming.”</text:p>
          </table:table-cell>
          <table:table-cell table:formula="of:=LEFT([.C10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6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VASE (AFTER SETDOWN)</text:p>
          </table:table-cell>
          <table:table-cell office:value-type="string">
            <text:p>MAVI508</text:p>
          </table:table-cell>
          <table:table-cell office:value-type="string">
            <text:p>“The vase is completely filled with water.”</text:p>
          </table:table-cell>
          <table:table-cell table:formula="of:=LEFT([.C10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2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PICKUP VASE</text:p>
          </table:table-cell>
          <table:table-cell office:value-type="string">
            <text:p>MAVI509</text:p>
          </table:table-cell>
          <table:table-cell office:value-type="string">
            <text:p>“The vase is mine.”</text:p>
          </table:table-cell>
          <table:table-cell table:formula="of:=LEFT([.C102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</text:p>
          </table:table-cell>
          <table:table-cell office:value-type="string">
            <text:p>MAVI510</text:p>
          </table:table-cell>
          <table:table-cell office:value-type="string">
            <text:p>“It's the way Cannoli ran, into the garden.”</text:p>
          </table:table-cell>
          <table:table-cell table:formula="of:=LEFT([.C103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2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LEFT PATH</text:p>
          </table:table-cell>
          <table:table-cell office:value-type="string">
            <text:p>MAVI511</text:p>
          </table:table-cell>
          <table:table-cell office:value-type="string">
            <text:p>“It leads to the front gates of the manor.”</text:p>
          </table:table-cell>
          <table:table-cell table:formula="of:=LEFT([.C103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/>
          <table:table-cell/>
          <table:table-cell table:formula="of:=LEFT([.C1034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MANOR FRONT GATES</text:p>
          </table:table-cell>
          <table:covered-table-cell/>
          <table:covered-table-cell table:style-name="Default"/>
          <table:covered-table-cell/>
          <table:covered-table-cell table:formula="of:=LEFT([.C1035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CANOLI MANOR</text:p>
          </table:table-cell>
          <table:table-cell table:style-name="Default" office:value-type="string">
            <text:p>MAVI512</text:p>
          </table:table-cell>
          <table:table-cell office:value-type="string">
            <text:p>“Cannoli's mansion. It reeks of evil.”</text:p>
          </table:table-cell>
          <table:table-cell table:formula="of:=LEFT([.C103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3</text:p>
          </table:table-cell>
          <table:table-cell office:value-type="string">
            <text:p>“We'll get a warrant after I arrest Cannoli.”</text:p>
          </table:table-cell>
          <table:table-cell table:formula="of:=LEFT([.C103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3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table:style-name="Default" office:value-type="string">
            <text:p>MAVI515</text:p>
          </table:table-cell>
          <table:table-cell office:value-type="string">
            <text:p>“It looks like somebody's in there.”</text:p>
          </table:table-cell>
          <table:table-cell table:formula="of:=LEFT([.C103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CANOLI MANOR</text:p>
          </table:table-cell>
          <table:table-cell table:style-name="Default" office:value-type="string">
            <text:p>SYLV26</text:p>
          </table:table-cell>
          <table:table-cell office:value-type="string">
            <text:p>“Ah, shit!”</text:p>
          </table:table-cell>
          <table:table-cell table:formula="of:=LEFT([.C104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4</text:p>
          </table:table-cell>
          <table:table-cell office:value-type="string">
            <text:p>“Haha. Miller's wife.”</text:p>
          </table:table-cell>
          <table:table-cell table:formula="of:=LEFT([.C104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7</text:p>
          </table:table-cell>
          <table:table-cell office:value-type="string">
            <text:p>“Mavish, you escaped? Hold on, I've got a plan to stop Cannoli!”</text:p>
          </table:table-cell>
          <table:table-cell table:formula="of:=LEFT([.C104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6</text:p>
          </table:table-cell>
          <table:table-cell office:value-type="string">
            <text:p>“Okay. You could've just called the cops.”</text:p>
          </table:table-cell>
          <table:table-cell table:formula="of:=LEFT([.C104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7</text:p>
          </table:table-cell>
          <table:table-cell office:value-type="string">
            <text:p>“Wait . . . Haynes was a cop, and he was Cannoli's mole.”</text:p>
          </table:table-cell>
          <table:table-cell table:formula="of:=LEFT([.C104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18</text:p>
          </table:table-cell>
          <table:table-cell office:value-type="string">
            <text:p>“Maybe the rest of them are, too.”</text:p>
          </table:table-cell>
          <table:table-cell table:formula="of:=LEFT([.C104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table:style-name="Default" office:value-type="string">
            <text:p>MAVI519</text:p>
          </table:table-cell>
          <table:table-cell office:value-type="string">
            <text:p>“It leads back to where I came from.”</text:p>
          </table:table-cell>
          <table:table-cell table:formula="of:=LEFT([.C104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49]; 4)">
            <text:p/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8" table:number-rows-spanned="1">
            <text:p>CANNOLI BACK YARD</text:p>
          </table:table-cell>
          <table:covered-table-cell/>
          <table:covered-table-cell table:style-name="Default"/>
          <table:covered-table-cell/>
          <table:covered-table-cell table:formula="of:=LEFT([.C1050]; 4)">
            <text:p/>
          </table:covered-table-cell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 ROOM</text:p>
          </table:table-cell>
          <table:table-cell table:style-name="Default" office:value-type="string">
            <text:p>CANN6</text:p>
          </table:table-cell>
          <table:table-cell office:value-type="string">
            <text:p>“Come on, come on . . .”</text:p>
          </table:table-cell>
          <table:table-cell table:formula="of:=LEFT([.C1051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7</text:p>
          </table:table-cell>
          <table:table-cell office:value-type="string">
            <text:p>“Sweetheart, why's the door jammed!?”</text:p>
          </table:table-cell>
          <table:table-cell table:formula="of:=LEFT([.C1052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8</text:p>
          </table:table-cell>
          <table:table-cell office:value-type="string">
            <text:p>“I'm putting an end to this charade, Cannoli.”</text:p>
          </table:table-cell>
          <table:table-cell table:formula="of:=LEFT([.C105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8</text:p>
          </table:table-cell>
          <table:table-cell office:value-type="string">
            <text:p>“You stuck-up, rotten whore!”</text:p>
          </table:table-cell>
          <table:table-cell table:formula="of:=LEFT([.C105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>
            <text:p>MAVI520</text:p>
          </table:table-cell>
          <table:table-cell office:value-type="string">
            <text:p>“The jig is up, Cannoli.”</text:p>
          </table:table-cell>
          <table:table-cell table:formula="of:=LEFT([.C105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9</text:p>
          </table:table-cell>
          <table:table-cell office:value-type="string">
            <text:p>“Oh yeah? Watch this!”</text:p>
          </table:table-cell>
          <table:table-cell table:formula="of:=LEFT([.C1056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cannoli dives into well)</text:p>
          </table:table-cell>
          <table:table-cell table:style-name="Default" office:value-type="string">
            <text:p>MAVI521</text:p>
          </table:table-cell>
          <table:table-cell office:value-type="string">
            <text:p>“Dammit. I have to get him out of there.”</text:p>
          </table:table-cell>
          <table:table-cell table:formula="of:=LEFT([.C105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58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PATH BACK</text:p>
          </table:table-cell>
          <table:table-cell table:style-name="Default" office:value-type="string">
            <text:p>MAVI522</text:p>
          </table:table-cell>
          <table:table-cell office:value-type="string">
            <text:p>“Leads back to the side of the manor.”</text:p>
          </table:table-cell>
          <table:table-cell table:formula="of:=LEFT([.C105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0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WELL</text:p>
          </table:table-cell>
          <table:table-cell table:style-name="Default" office:value-type="string">
            <text:p>MAVI523</text:p>
          </table:table-cell>
          <table:table-cell office:value-type="string">
            <text:p>“Tony Cannoli is down there. It really doesn't look that deep.”</text:p>
          </table:table-cell>
          <table:table-cell table:formula="of:=LEFT([.C106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WELL</text:p>
          </table:table-cell>
          <table:table-cell table:style-name="Default" office:value-type="string">
            <text:p>MAVI524</text:p>
          </table:table-cell>
          <table:table-cell office:value-type="string">
            <text:p>(reverb) “Cannoli, I'm comin' for you!”</text:p>
          </table:table-cell>
          <table:table-cell table:formula="of:=LEFT([.C106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0</text:p>
          </table:table-cell>
          <table:table-cell office:value-type="string">
            <text:p>“In your dreams, Mavish!”</text:p>
          </table:table-cell>
          <table:table-cell table:formula="of:=LEFT([.C1063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CANN11</text:p>
          </table:table-cell>
          <table:table-cell office:value-type="string">
            <text:p>“You haven't got long until you're done for!”</text:p>
          </table:table-cell>
          <table:table-cell table:formula="of:=LEFT([.C1064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25</text:p>
          </table:table-cell>
          <table:table-cell office:value-type="string">
            <text:p>“What did he mean by that?'</text:p>
          </table:table-cell>
          <table:table-cell table:formula="of:=LEFT([.C106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ELL</text:p>
          </table:table-cell>
          <table:table-cell table:style-name="Default" office:value-type="string">
            <text:p>MAVI543</text:p>
          </table:table-cell>
          <table:table-cell office:value-type="string">
            <text:p>“I'm too fat. I'd block off the top and suffocate Cannoli if I tried to go down there.”</text:p>
          </table:table-cell>
          <table:table-cell table:formula="of:=LEFT([.C106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7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STATUES</text:p>
          </table:table-cell>
          <table:table-cell table:style-name="Default" office:value-type="string">
            <text:p>MAVI526</text:p>
          </table:table-cell>
          <table:table-cell office:value-type="string">
            <text:p>“Looks like Cannoli really forked over a lot of cash for these statues.”</text:p>
          </table:table-cell>
          <table:table-cell table:formula="of:=LEFT([.C106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6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527</text:p>
          </table:table-cell>
          <table:table-cell office:value-type="string">
            <text:p>“Pretty sure Sylvia barricaded it so Cannoli couldn't get inside.”</text:p>
          </table:table-cell>
          <table:table-cell table:formula="of:=LEFT([.C107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LOOK TO SYLVIA</text:p>
          </table:table-cell>
          <table:table-cell table:style-name="Default" office:value-type="string">
            <text:p>MAVI528</text:p>
          </table:table-cell>
          <table:table-cell office:value-type="string">
            <text:p>“Miller's wife. I'm not sure why she's helping me.”</text:p>
          </table:table-cell>
          <table:table-cell table:formula="of:=LEFT([.C107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3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TALK TO SYLVIA</text:p>
          </table:table-cell>
          <table:table-cell table:style-name="Default" office:value-type="string">
            <text:p>MAVI529</text:p>
          </table:table-cell>
          <table:table-cell office:value-type="string">
            <text:p>“Sylvia!”</text:p>
          </table:table-cell>
          <table:table-cell table:formula="of:=LEFT([.C107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29</text:p>
          </table:table-cell>
          <table:table-cell office:value-type="string">
            <text:p>“Detective Mavish!”</text:p>
          </table:table-cell>
          <table:table-cell table:formula="of:=LEFT([.C107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76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0</text:p>
          </table:table-cell>
          <table:table-cell office:value-type="string">
            <text:p>CHOICE A: “Why are you helping me?”</text:p>
          </table:table-cell>
          <table:table-cell table:formula="of:=LEFT([.C107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0</text:p>
          </table:table-cell>
          <table:table-cell office:value-type="string">
            <text:p>“I can't explain right now, but just trust me when I say I know that”</text:p>
          </table:table-cell>
          <table:table-cell table:formula="of:=LEFT([.C107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1</text:p>
          </table:table-cell>
          <table:table-cell office:value-type="string">
            <text:p>“whatever Cannoli is planning, it isn't good!”</text:p>
          </table:table-cell>
          <table:table-cell table:formula="of:=LEFT([.C107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“What's he planning?”</text:p>
          </table:table-cell>
          <table:table-cell table:formula="of:=LEFT([.C1080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2</text:p>
          </table:table-cell>
          <table:table-cell office:value-type="string">
            <text:p>“I don't think you'd understand!”</text:p>
          </table:table-cell>
          <table:table-cell table:formula="of:=LEFT([.C108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3</text:p>
          </table:table-cell>
          <table:table-cell office:value-type="string">
            <text:p>“Time is limited, you have to finish the job, now!”</text:p>
          </table:table-cell>
          <table:table-cell table:formula="of:=LEFT([.C108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3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1</text:p>
          </table:table-cell>
          <table:table-cell office:value-type="string">
            <text:p>CHOICE B: “Why did you work for Cannoli?”</text:p>
          </table:table-cell>
          <table:table-cell table:formula="of:=LEFT([.C108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4</text:p>
          </table:table-cell>
          <table:table-cell office:value-type="string">
            <text:p>“Mavish, truth is Cannoli and I have had something for a long time.”</text:p>
          </table:table-cell>
          <table:table-cell table:formula="of:=LEFT([.C1085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5</text:p>
          </table:table-cell>
          <table:table-cell office:value-type="string">
            <text:p>“Long before you. Long before Miller.”</text:p>
          </table:table-cell>
          <table:table-cell table:formula="of:=LEFT([.C108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6</text:p>
          </table:table-cell>
          <table:table-cell office:value-type="string">
            <text:p>“But that doesn't matter, right now. What matters is you finishing the job.”</text:p>
          </table:table-cell>
          <table:table-cell table:formula="of:=LEFT([.C1087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8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9</text:p>
          </table:table-cell>
          <table:table-cell office:value-type="string">
            <text:p>CHOICE C: “Do you think Tony Cannoli really killed Miller?”</text:p>
          </table:table-cell>
          <table:table-cell table:formula="of:=LEFT([.C108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7</text:p>
          </table:table-cell>
          <table:table-cell office:value-type="string">
            <text:p>“I don't know! Even if he did, I don't think that matters now!”</text:p>
          </table:table-cell>
          <table:table-cell table:formula="of:=LEFT([.C109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0</text:p>
          </table:table-cell>
          <table:table-cell office:value-type="string">
            <text:p>“What do you mean?”</text:p>
          </table:table-cell>
          <table:table-cell table:formula="of:=LEFT([.C109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8</text:p>
          </table:table-cell>
          <table:table-cell office:value-type="string">
            <text:p>“If I could put it into words, I would!”</text:p>
          </table:table-cell>
          <table:table-cell table:formula="of:=LEFT([.C109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9</text:p>
          </table:table-cell>
          <table:table-cell office:value-type="string">
            <text:p>“Just get him out of here as fast as you can!”</text:p>
          </table:table-cell>
          <table:table-cell table:formula="of:=LEFT([.C109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094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2</text:p>
          </table:table-cell>
          <table:table-cell office:value-type="string">
            <text:p>CHOICE D: “Call the police, Sylvia.”</text:p>
          </table:table-cell>
          <table:table-cell table:formula="of:=LEFT([.C109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7</text:p>
          </table:table-cell>
          <table:table-cell office:value-type="string">
            <text:p>“You are the police!”</text:p>
          </table:table-cell>
          <table:table-cell table:formula="of:=LEFT([.C109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“I'm just a detective!”</text:p>
          </table:table-cell>
          <table:table-cell table:formula="of:=LEFT([.C109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8</text:p>
          </table:table-cell>
          <table:table-cell office:value-type="string">
            <text:p>“Mavish, if there's anything I learned over these past few years”</text:p>
          </table:table-cell>
          <table:table-cell table:formula="of:=LEFT([.C1098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39</text:p>
          </table:table-cell>
          <table:table-cell office:value-type="string">
            <text:p>“it's that you're the best serving officer in Noir City!”</text:p>
          </table:table-cell>
          <table:table-cell table:formula="of:=LEFT([.C1099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0</text:p>
          </table:table-cell>
          <table:table-cell office:value-type="string">
            <text:p>“You saw what Haynes tried to do, they're all corrupt! They work for Cannoli!”</text:p>
          </table:table-cell>
          <table:table-cell table:formula="of:=LEFT([.C110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1</text:p>
          </table:table-cell>
          <table:table-cell office:value-type="string">
            <text:p>“You might be the last clean cop in this whole city!”</text:p>
          </table:table-cell>
          <table:table-cell table:formula="of:=LEFT([.C1101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2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3</text:p>
          </table:table-cell>
          <table:table-cell office:value-type="string">
            <text:p>CHOICE E: “Let me into the manor.”</text:p>
          </table:table-cell>
          <table:table-cell table:formula="of:=LEFT([.C110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2</text:p>
          </table:table-cell>
          <table:table-cell office:value-type="string">
            <text:p>“We really don't have a whole lot of time, detective!”</text:p>
          </table:table-cell>
          <table:table-cell table:formula="of:=LEFT([.C1104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4</text:p>
          </table:table-cell>
          <table:table-cell office:value-type="string">
            <text:p>“What's the rush? We just have to keep an eye on Cannoli!”</text:p>
          </table:table-cell>
          <table:table-cell table:formula="of:=LEFT([.C110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3</text:p>
          </table:table-cell>
          <table:table-cell office:value-type="string">
            <text:p>“Mavish, there's really not a lot of time! You have to trust me!”</text:p>
          </table:table-cell>
          <table:table-cell table:formula="of:=LEFT([.C1106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5</text:p>
          </table:table-cell>
          <table:table-cell office:value-type="string">
            <text:p>“I don't, but okay.”</text:p>
          </table:table-cell>
          <table:table-cell table:formula="of:=LEFT([.C110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08]; 4)">
            <text:p/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7</text:p>
          </table:table-cell>
          <table:table-cell office:value-type="string">
            <text:p>CHOICE F: “I'm going to arrest Tony Cannoli, now.”</text:p>
          </table:table-cell>
          <table:table-cell table:formula="of:=LEFT([.C1109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SYLV45</text:p>
          </table:table-cell>
          <table:table-cell office:value-type="string">
            <text:p>“Get him out of that well and as far away from here as possible!”</text:p>
          </table:table-cell>
          <table:table-cell table:formula="of:=LEFT([.C1110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1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SYLVIA</text:p>
          </table:table-cell>
          <table:table-cell table:style-name="Default" office:value-type="string">
            <text:p>SYLV44</text:p>
          </table:table-cell>
          <table:table-cell office:value-type="string">
            <text:p>“Mavish!? Please don't, I'm only trying to help!”</text:p>
          </table:table-cell>
          <table:table-cell table:formula="of:=LEFT([.C1112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(throws brick)</text:p>
          </table:table-cell>
          <table:table-cell table:style-name="Default" office:value-type="string">
            <text:p>SYLV46</text:p>
          </table:table-cell>
          <table:table-cell office:value-type="string">
            <text:p>“Oh christ!”</text:p>
          </table:table-cell>
          <table:table-cell table:formula="of:=LEFT([.C1113]; 4)" office:value-type="string" office:string-value="SYLV">
            <text:p>SYLV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36</text:p>
          </table:table-cell>
          <table:table-cell office:value-type="string">
            <text:p>“Serves you right.”</text:p>
          </table:table-cell>
          <table:table-cell table:formula="of:=LEFT([.C111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LEFT([.C1115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</text:p>
          </table:table-cell>
          <table:table-cell table:style-name="Default" office:value-type="string">
            <text:p>MAVI538</text:p>
          </table:table-cell>
          <table:table-cell office:value-type="string">
            <text:p>“If I drop the brick on his head, it'll just kill him.”</text:p>
          </table:table-cell>
          <table:table-cell table:formula="of:=LEFT([.C111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1</text:p>
          </table:table-cell>
          <table:table-cell office:value-type="string">
            <text:p>“I need to make sure he suffers.”</text:p>
          </table:table-cell>
          <table:table-cell table:formula="of:=LEFT([.C111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BRICK ON WELL x2</text:p>
          </table:table-cell>
          <table:table-cell table:style-name="Default" office:value-type="string">
            <text:p>MAVI542</text:p>
          </table:table-cell>
          <table:table-cell office:value-type="string">
            <text:p>“Fuck it. He killed my partner, now I'm going to kill him.”</text:p>
          </table:table-cell>
          <table:table-cell table:formula="of:=LEFT([.C1118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formula="of:=LEFT([.C1119]; 4)">
            <text:p/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USE WATER ON WELL</text:p>
          </table:table-cell>
          <table:table-cell table:style-name="Default" office:value-type="string">
            <text:p>CANN12</text:p>
          </table:table-cell>
          <table:table-cell office:value-type="string">
            <text:p>“*glub glub*</text:p>
          </table:table-cell>
          <table:table-cell table:formula="of:=LEFT([.C1120]; 4)" office:value-type="string" office:string-value="CANN">
            <text:p>CAN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3</text:p>
          </table:table-cell>
          <table:table-cell office:value-type="string">
            <text:p>“I hope you can swim, you son of a bitch!”</text:p>
          </table:table-cell>
          <table:table-cell table:formula="of:=LEFT([.C1121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4</text:p>
          </table:table-cell>
          <table:table-cell office:value-type="string">
            <text:p>“The well looks ¼ of the way full.”</text:p>
          </table:table-cell>
          <table:table-cell table:formula="of:=LEFT([.C1122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5</text:p>
          </table:table-cell>
          <table:table-cell office:value-type="string">
            <text:p>“The well is halfway full.”</text:p>
          </table:table-cell>
          <table:table-cell table:formula="of:=LEFT([.C1123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6</text:p>
          </table:table-cell>
          <table:table-cell office:value-type="string">
            <text:p>“The well is almost full.”</text:p>
          </table:table-cell>
          <table:table-cell table:formula="of:=LEFT([.C1124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7</text:p>
          </table:table-cell>
          <table:table-cell office:value-type="string">
            <text:p>“Huh. Cannoli drank some of the water. It's still not full yet.”</text:p>
          </table:table-cell>
          <table:table-cell table:formula="of:=LEFT([.C1125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8</text:p>
          </table:table-cell>
          <table:table-cell office:value-type="string">
            <text:p>“How fast does this guy drink water? It's half full now.”</text:p>
          </table:table-cell>
          <table:table-cell table:formula="of:=LEFT([.C1126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49</text:p>
          </table:table-cell>
          <table:table-cell office:value-type="string">
            <text:p>“The well is almost full, again.”</text:p>
          </table:table-cell>
          <table:table-cell table:formula="of:=LEFT([.C1127]; 4)" office:value-type="string" office:string-value="MAVI">
            <text:p>MAVI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>
            <text:p>MAVI550</text:p>
          </table:table-cell>
          <table:table-cell office:value-type="string">
            <text:p>“Well, well, well. Just look what we have here.”</text:p>
          </table:table-cell>
          <table:table-cell table:formula="of:=LEFT([.C1128]; 4)" office:value-type="string" office:string-value="MAVI">
            <text:p>MAVI</text:p>
          </table:table-cell>
          <table:table-cell table:number-columns-repeated="1019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1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APARTMENT BUILDING</text:p>
          </table:table-cell>
          <table:covered-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style-name="ce11" office:value-type="string">
            <text:p>MIDPOINT NARRATION CUTSCENE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TER FRONT DOOR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WALK DOWN HALLWAY AND GO UP STAIRS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ALK DOWN HALLWAY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SE BRICK ON DOOR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 ROOM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SE RECORDER ON CLOSET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HIDE IN OTHER CLOSE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CANNOLI MANOR</text:p>
          </table:table-cell>
          <table:covered-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style-name="ce14" office:value-type="string">
            <text:p>CANNOLI INTERROGATION CUTSCEN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SE AIR PUMP ON MOUTH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UT SHOES ON SELF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GO THROUGH EXIT DOOR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FILL VASE WITH WATER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LL WELL 6 TIMES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visibility="filter">
          <table:table-cell table:style-name="ce9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visibility="filter">
          <table:table-cell table:style-name="ce9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3" table:visibility="filter">
          <table:table-cell table:style-name="ce9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9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9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  <table:database-range table:name="__Anonymous_Sheet_DB__2" table:target-range-address="'ACT 1'.B1:'ACT 1'.E1048576" table:display-filter-buttons="true"/>
        <table:database-range table:target-range-address="'ACT 1'.A1:'ACT 1'.E11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5/22/2018</text:date>, <text:time>17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22T17:39:47.21</dc:date>
    <dc:creator>Ezry Bennett</dc:creator>
    <meta:editing-duration>P5DT8H29M15S</meta:editing-duration>
    <meta:editing-cycles>157</meta:editing-cycles>
    <meta:generator>OpenOffice/4.0.1$Win32 OpenOffice.org_project/401m5$Build-9714</meta:generator>
    <meta:document-statistic meta:table-count="3" meta:cell-count="3858" meta:object-count="0"/>
  </office:meta>
</office:document-meta>
</file>